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35cm solid #000000" fo:border-right="none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035cm solid #000000"/>
    </style:style>
    <style:style style:name="ce6" style:family="table-cell" style:parent-style-name="Default">
      <style:table-cell-properties fo:border-bottom="0.035cm solid #000000" fo:border-left="none" fo:border-right="none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35cm solid #000000" fo:border-top="0.035cm solid #000000"/>
    </style:style>
    <style:style style:name="ce8" style:family="table-cell" style:parent-style-name="Default">
      <style:table-cell-properties fo:border-bottom="none" fo:border-left="none" fo:border-right="0.035cm solid #000000" fo:border-top="none"/>
    </style:style>
    <style:style style:name="ce9" style:family="table-cell" style:parent-style-name="Default">
      <style:table-cell-properties fo:border-bottom="none" fo:border-left="none" fo:border-right="0.035cm solid #000000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5cm solid #000000" fo:border-left="none" fo:border-right="0.035cm solid #000000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2" style:family="table-cell" style:parent-style-name="Default">
      <style:table-cell-properties fo:border="0.035cm solid #000000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2" table:style-name="ta1" table:print="false">
        <table:table-column table:style-name="co1" table:number-columns-repeated="34" table:default-cell-style-name="Default"/>
        <table:table-row table:style-name="ro1">
          <table:table-cell/>
          <table:table-cell/>
          <table:table-cell office:value-type="string">
            <text:p>5*10^6</text:p>
          </table:table-cell>
          <table:table-cell office:value-type="string">
            <text:p>10^7</text:p>
          </table:table-cell>
          <table:table-cell office:value-type="string">
            <text:p>2*10^7</text:p>
          </table:table-cell>
          <table:table-cell/>
          <table:table-cell office:value-type="string">
            <text:p>5*10^8</text:p>
          </table:table-cell>
          <table:table-cell office:value-type="string">
            <text:p>10^9</text:p>
          </table:table-cell>
          <table:table-cell office:value-type="string">
            <text:p>2*10^9</text:p>
          </table:table-cell>
          <table:table-cell/>
          <table:table-cell office:value-type="string">
            <text:p>5*10^8</text:p>
          </table:table-cell>
          <table:table-cell office:value-type="string">
            <text:p>10^9</text:p>
          </table:table-cell>
          <table:table-cell office:value-type="string">
            <text:p>2*10^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MIN([Arkusz3.B3:.B4])" office:value-type="float" office:value="10">
            <text:p>10</text:p>
          </table:table-cell>
          <table:table-cell table:formula="of:=MIN([Arkusz3.G3:.G4])" office:value-type="float" office:value="22">
            <text:p>22</text:p>
          </table:table-cell>
          <table:table-cell table:formula="of:=MIN([Arkusz3.L3:.L4])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MIN([Arkusz3.B7:.B8])" office:value-type="float" office:value="16">
            <text:p>16</text:p>
          </table:table-cell>
          <table:table-cell table:formula="of:=MIN([Arkusz3.G7:.G8])" office:value-type="float" office:value="32">
            <text:p>32</text:p>
          </table:table-cell>
          <table:table-cell table:formula="of:=MIN([Arkusz3.L7:.L8])"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MIN([Arkusz3.B11:.B12])" office:value-type="float" office:value="0">
            <text:p>0</text:p>
          </table:table-cell>
          <table:table-cell table:formula="of:=MIN([Arkusz3.G11:.G12])" office:value-type="float" office:value="0">
            <text:p>0</text:p>
          </table:table-cell>
          <table:table-cell table:formula="of:=MIN([Arkusz3.L11:.L12])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MIN([Arkusz3.C3:.C4])" office:value-type="float" office:value="21">
            <text:p>21</text:p>
          </table:table-cell>
          <table:table-cell table:formula="of:=MIN([Arkusz3.H3:.H4])" office:value-type="float" office:value="44">
            <text:p>44</text:p>
          </table:table-cell>
          <table:table-cell table:formula="of:=MIN([Arkusz3.M3:.M4])" office:value-type="float" office:value="88">
            <text:p>88</text:p>
          </table:table-cell>
          <table:table-cell office:value-type="float" office:value="3">
            <text:p>3</text:p>
          </table:table-cell>
          <table:table-cell table:formula="of:=MIN([Arkusz3.C7:.C8])" office:value-type="float" office:value="14">
            <text:p>14</text:p>
          </table:table-cell>
          <table:table-cell table:formula="of:=MIN([Arkusz3.H7:.H8])" office:value-type="float" office:value="28">
            <text:p>28</text:p>
          </table:table-cell>
          <table:table-cell table:formula="of:=MIN([Arkusz3.M7:.M8])" office:value-type="float" office:value="72">
            <text:p>72</text:p>
          </table:table-cell>
          <table:table-cell office:value-type="float" office:value="3">
            <text:p>3</text:p>
          </table:table-cell>
          <table:table-cell table:formula="of:=MIN([Arkusz3.C11:.C12])" office:value-type="float" office:value="0">
            <text:p>0</text:p>
          </table:table-cell>
          <table:table-cell table:formula="of:=MIN([Arkusz3.H11:.H12])" office:value-type="float" office:value="0">
            <text:p>0</text:p>
          </table:table-cell>
          <table:table-cell table:formula="of:=MIN([Arkusz3.M11:.M12])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MIN([Arkusz3.D3:.D4])" office:value-type="float" office:value="30">
            <text:p>30</text:p>
          </table:table-cell>
          <table:table-cell table:formula="of:=MIN([Arkusz3.I3:.I4])" office:value-type="float" office:value="62">
            <text:p>62</text:p>
          </table:table-cell>
          <table:table-cell table:formula="of:=MIN([Arkusz3.N3:.N4])" office:value-type="float" office:value="126">
            <text:p>126</text:p>
          </table:table-cell>
          <table:table-cell office:value-type="float" office:value="6">
            <text:p>6</text:p>
          </table:table-cell>
          <table:table-cell table:formula="of:=MIN([Arkusz3.D7:.D8])" office:value-type="float" office:value="13">
            <text:p>13</text:p>
          </table:table-cell>
          <table:table-cell table:formula="of:=MIN([Arkusz3.I7:.I8])" office:value-type="float" office:value="27">
            <text:p>27</text:p>
          </table:table-cell>
          <table:table-cell table:formula="of:=MIN([Arkusz3.N7:.N8])" office:value-type="float" office:value="70">
            <text:p>70</text:p>
          </table:table-cell>
          <table:table-cell office:value-type="float" office:value="6">
            <text:p>6</text:p>
          </table:table-cell>
          <table:table-cell table:formula="of:=MIN([Arkusz3.D11:.D12])" office:value-type="float" office:value="0">
            <text:p>0</text:p>
          </table:table-cell>
          <table:table-cell table:formula="of:=MIN([Arkusz3.I11:.I12])" office:value-type="float" office:value="0">
            <text:p>0</text:p>
          </table:table-cell>
          <table:table-cell table:formula="of:=MIN([Arkusz3.N11:.N12])" office:value-type="float" office:value="0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MIN([Arkusz3.E3:.E4])" office:value-type="float" office:value="34">
            <text:p>34</text:p>
          </table:table-cell>
          <table:table-cell table:formula="of:=MIN([Arkusz3.J3:.J4])" office:value-type="float" office:value="71">
            <text:p>71</text:p>
          </table:table-cell>
          <table:table-cell table:formula="of:=MIN([Arkusz3.O3:.O4])" office:value-type="float" office:value="146">
            <text:p>146</text:p>
          </table:table-cell>
          <table:table-cell office:value-type="float" office:value="9">
            <text:p>9</text:p>
          </table:table-cell>
          <table:table-cell table:formula="of:=MIN([Arkusz3.E7:.E8])" office:value-type="float" office:value="13">
            <text:p>13</text:p>
          </table:table-cell>
          <table:table-cell table:formula="of:=MIN([Arkusz3.J7:.J8])" office:value-type="float" office:value="26">
            <text:p>26</text:p>
          </table:table-cell>
          <table:table-cell table:formula="of:=MIN([Arkusz3.O7:.O8])" office:value-type="float" office:value="70">
            <text:p>70</text:p>
          </table:table-cell>
          <table:table-cell office:value-type="float" office:value="9">
            <text:p>9</text:p>
          </table:table-cell>
          <table:table-cell table:formula="of:=MIN([Arkusz3.E11:.E12])" office:value-type="float" office:value="0">
            <text:p>0</text:p>
          </table:table-cell>
          <table:table-cell table:formula="of:=MIN([Arkusz3.J11:.J12])" office:value-type="float" office:value="0">
            <text:p>0</text:p>
          </table:table-cell>
          <table:table-cell table:formula="of:=MIN([Arkusz3.O11:.O12])" office:value-type="float" office:value="0">
            <text:p>0</text:p>
          </table:table-cell>
          <table:table-cell table:number-columns-repeated="20"/>
          <table:table-cell>
            <draw:frame table:end-cell-address="Arkusz2.AK23" table:end-x="1.812cm" table:end-y="0.346cm" draw:z-index="7" draw:style-name="gr1" draw:text-style-name="P1" svg:width="8.447cm" svg:height="7.734cm" svg:x="0.139cm" svg:y="0.266cm">
              <draw:object draw:notify-on-update-of-ranges="Arkusz2.AC9:Arkusz2.AC9 Arkusz2.AC10:Arkusz2.AC13 Arkusz2.AD9:Arkusz2.AD9 Arkusz2.AD10:Arkusz2.AD13 Arkusz2.AE9:Arkusz2.AE9 Arkusz2.AE10:Arkusz2.AE13 Arkusz2.AF9:Arkusz2.AF9 Arkusz2.AF10:Arkusz2.AF1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MIN([Arkusz3.F3:.F4])" office:value-type="float" office:value="38">
            <text:p>38</text:p>
          </table:table-cell>
          <table:table-cell table:formula="of:=MIN([Arkusz3.K3:.K4])" office:value-type="float" office:value="79">
            <text:p>79</text:p>
          </table:table-cell>
          <table:table-cell table:formula="of:=MIN([Arkusz3.P3:.P4])" office:value-type="float" office:value="157">
            <text:p>157</text:p>
          </table:table-cell>
          <table:table-cell office:value-type="float" office:value="12">
            <text:p>12</text:p>
          </table:table-cell>
          <table:table-cell table:formula="of:=MIN([Arkusz3.F7:.F8])" office:value-type="float" office:value="13">
            <text:p>13</text:p>
          </table:table-cell>
          <table:table-cell table:formula="of:=MIN([Arkusz3.K7:.K8])" office:value-type="float" office:value="26">
            <text:p>26</text:p>
          </table:table-cell>
          <table:table-cell table:formula="of:=MIN([Arkusz3.P7:.P8])" office:value-type="float" office:value="69">
            <text:p>69</text:p>
          </table:table-cell>
          <table:table-cell office:value-type="float" office:value="12">
            <text:p>12</text:p>
          </table:table-cell>
          <table:table-cell table:formula="of:=MIN([Arkusz3.F11:.F12])" office:value-type="float" office:value="0">
            <text:p>0</text:p>
          </table:table-cell>
          <table:table-cell table:formula="of:=MIN([Arkusz3.K11:.K12])" office:value-type="float" office:value="0">
            <text:p>0</text:p>
          </table:table-cell>
          <table:table-cell table:formula="of:=MIN([Arkusz3.P11:.P12])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"/>
          <table:table-cell>
            <draw:frame table:end-cell-address="Arkusz2.G24" table:end-x="2.092cm" table:end-y="0.266cm" draw:z-index="4" draw:style-name="gr1" draw:text-style-name="P1" svg:width="10.845cm" svg:height="6.698cm" svg:x="0.279cm" svg:y="0.373cm">
              <draw:object draw:notify-on-update-of-ranges="Arkusz2.B1:Arkusz2.B1 Arkusz2.B2:Arkusz2.B6 Arkusz2.C1:Arkusz2.C1 Arkusz2.C2:Arkusz2.C6 Arkusz2.D1:Arkusz2.D1 Arkusz2.D2:Arkusz2.D6 Arkusz2.E1:Arkusz2.E1 Arkusz2.E2:Arkusz2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Arkusz2.R23" table:end-x="0.642cm" table:end-y="0.16cm" draw:z-index="5" draw:style-name="gr1" draw:text-style-name="P1" svg:width="11.849cm" svg:height="6.485cm" svg:x="0.084cm" svg:y="0.054cm">
              <draw:object draw:notify-on-update-of-ranges="Arkusz2.H9:Arkusz2.H9 Arkusz2.H10:Arkusz2.H13 Arkusz2.I9:Arkusz2.I9 Arkusz2.I10:Arkusz2.I13 Arkusz2.J9:Arkusz2.J9 Arkusz2.J10:Arkusz2.J13 Arkusz2.K9:Arkusz2.K9 Arkusz2.K10:Arkusz2.K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 table:number-columns-repeated="7"/>
          <table:table-cell/>
          <table:table-cell office:value-type="string">
            <text:p>5*10^6</text:p>
          </table:table-cell>
          <table:table-cell office:value-type="string">
            <text:p>10^7</text:p>
          </table:table-cell>
          <table:table-cell office:value-type="string">
            <text:p>2*10^7</text:p>
          </table:table-cell>
          <table:table-cell table:number-columns-repeated="8"/>
          <table:table-cell/>
          <table:table-cell office:value-type="string">
            <text:p>5*10^6</text:p>
          </table:table-cell>
          <table:table-cell office:value-type="string">
            <text:p>10^7</text:p>
          </table:table-cell>
          <table:table-cell office:value-type="string">
            <text:p>2*10^7</text:p>
          </table:table-cell>
          <table:table-cell>
            <draw:frame table:end-cell-address="Arkusz2.AC22" table:end-x="1.283cm" table:end-y="0.346cm" draw:z-index="6" draw:style-name="gr1" draw:text-style-name="P1" svg:width="10.65cm" svg:height="5.635cm" svg:x="1.924cm" svg:y="0.239cm">
              <draw:object draw:notify-on-update-of-ranges="Arkusz2.T9:Arkusz2.T9 Arkusz2.T10:Arkusz2.T13 Arkusz2.U9:Arkusz2.U9 Arkusz2.U10:Arkusz2.U13 Arkusz2.V9:Arkusz2.V9 Arkusz2.V10:Arkusz2.V13 Arkusz2.W9:Arkusz2.W9 Arkusz2.W10:Arkusz2.W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/>
          <table:table-cell office:value-type="string">
            <text:p>5*10^6</text:p>
          </table:table-cell>
          <table:table-cell office:value-type="string">
            <text:p>10^7</text:p>
          </table:table-cell>
          <table:table-cell office:value-type="string">
            <text:p>2*10^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[.$C$2]/[.C3]" office:value-type="float" office:value="0.476190476190476">
            <text:p>0,4761904762</text:p>
          </table:table-cell>
          <table:table-cell table:formula="of:=[.$D$2]/[.D3]" office:value-type="float" office:value="0.5">
            <text:p>0,5</text:p>
          </table:table-cell>
          <table:table-cell table:formula="of:=[.$E$2]/[.E3]" office:value-type="float" office:value="0.534090909090909">
            <text:p>0,5340909091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[.C2]/([.C3]*[.$B3])" office:value-type="float" office:value="0.158730158730159">
            <text:p>0,1587301587</text:p>
          </table:table-cell>
          <table:table-cell table:formula="of:=[.D2]/([.D3]*[.$B3])" office:value-type="float" office:value="0.166666666666667">
            <text:p>0,1666666667</text:p>
          </table:table-cell>
          <table:table-cell table:formula="of:=[.E2]/([.E3]*[.$B3])" office:value-type="float" office:value="0.178030303030303">
            <text:p>0,178030303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 ((1/[.I10]) - (1/[.$B3])) / (1 - (1/[.$B3] ) )" office:value-type="float" office:value="2.65">
            <text:p>2,65</text:p>
          </table:table-cell>
          <table:table-cell table:formula="of:= ((1/[.J10]) - (1/[.$B3])) / (1 - (1/[.$B3] ) )" office:value-type="float" office:value="2.5">
            <text:p>2,5</text:p>
          </table:table-cell>
          <table:table-cell table:formula="of:= ((1/[.K10]) - (1/[.$B3])) / (1 - (1/[.$B3] ) )" office:value-type="float" office:value="2.30851063829787">
            <text:p>2,30851063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formula="of:=[.$C$2]/[.C4]" office:value-type="float" office:value="0.333333333333333">
            <text:p>0,3333333333</text:p>
          </table:table-cell>
          <table:table-cell table:formula="of:=[.$D$2]/[.D4]" office:value-type="float" office:value="0.354838709677419">
            <text:p>0,3548387097</text:p>
          </table:table-cell>
          <table:table-cell table:formula="of:=[.$E$2]/[.E4]" office:value-type="float" office:value="0.373015873015873">
            <text:p>0,373015873</text:p>
          </table:table-cell>
          <table:table-cell table:number-columns-repeated="8"/>
          <table:table-cell office:value-type="float" office:value="6">
            <text:p>6</text:p>
          </table:table-cell>
          <table:table-cell table:formula="of:=[.C3]/([.C4]*[.$B4])" office:value-type="float" office:value="0.116666666666667">
            <text:p>0,1166666667</text:p>
          </table:table-cell>
          <table:table-cell table:formula="of:=[.D3]/([.D4]*[.$B4])" office:value-type="float" office:value="0.118279569892473">
            <text:p>0,1182795699</text:p>
          </table:table-cell>
          <table:table-cell table:formula="of:=[.E3]/([.E4]*[.$B4])" office:value-type="float" office:value="0.116402116402116">
            <text:p>0,1164021164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 ((1/[.$I11]) - (1/[.$B4])) / (1 - (1/[.$B4] ) )" office:value-type="float" office:value="3.4">
            <text:p>3,4</text:p>
          </table:table-cell>
          <table:table-cell table:formula="of:= ((1/[.J11]) - (1/[.$B4])) / (1 - (1/[.$B4] ) )" office:value-type="float" office:value="3.18181818181818">
            <text:p>3,1818181818</text:p>
          </table:table-cell>
          <table:table-cell table:formula="of:= ((1/[.K11]) - (1/[.$B4])) / (1 - (1/[.$B4] ) )" office:value-type="float" office:value="3.01702127659574">
            <text:p>3,01702127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formula="of:=[.$C$2]/[.C5]" office:value-type="float" office:value="0.294117647058823">
            <text:p>0,2941176471</text:p>
          </table:table-cell>
          <table:table-cell table:formula="of:=[.$D$2]/[.D5]" office:value-type="float" office:value="0.309859154929577">
            <text:p>0,3098591549</text:p>
          </table:table-cell>
          <table:table-cell table:formula="of:=[.$E$2]/[.E5]" office:value-type="float" office:value="0.321917808219178">
            <text:p>0,3219178082</text:p>
          </table:table-cell>
          <table:table-cell table:number-columns-repeated="8"/>
          <table:table-cell office:value-type="float" office:value="9">
            <text:p>9</text:p>
          </table:table-cell>
          <table:table-cell table:formula="of:=[.C4]/([.C5]*[.$B5])" office:value-type="float" office:value="0.0980392156862745">
            <text:p>0,0980392157</text:p>
          </table:table-cell>
          <table:table-cell table:formula="of:=[.D4]/([.D5]*[.$B5])" office:value-type="float" office:value="0.0970266040688576">
            <text:p>0,0970266041</text:p>
          </table:table-cell>
          <table:table-cell table:formula="of:=[.E4]/([.E5]*[.$B5])" office:value-type="float" office:value="0.0958904109589041">
            <text:p>0,095890411</text:p>
          </table:table-cell>
          <table:table-cell table:number-columns-repeated="5"/>
          <table:table-cell office:value-type="float" office:value="9">
            <text:p>9</text:p>
          </table:table-cell>
          <table:table-cell table:formula="of:= ((1/[.$I12]) - (1/[.$B5])) / (1 - (1/[.$B5] ) )" office:value-type="float" office:value="3.7">
            <text:p>3,7</text:p>
          </table:table-cell>
          <table:table-cell table:formula="of:= ((1/[.J12]) - (1/[.$B5])) / (1 - (1/[.$B5] ) )" office:value-type="float" office:value="3.50568181818182">
            <text:p>3,5056818182</text:p>
          </table:table-cell>
          <table:table-cell table:formula="of:= ((1/[.K12]) - (1/[.$B5])) / (1 - (1/[.$B5] ) )" office:value-type="float" office:value="3.36968085106383">
            <text:p>3,36968085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formula="of:=[.$C$2]/[.C6]" office:value-type="float" office:value="0.263157894736842">
            <text:p>0,2631578947</text:p>
          </table:table-cell>
          <table:table-cell table:formula="of:=[.$D$2]/[.D6]" office:value-type="float" office:value="0.278481012658228">
            <text:p>0,2784810127</text:p>
          </table:table-cell>
          <table:table-cell table:formula="of:=[.$E$2]/[.E6]" office:value-type="float" office:value="0.299363057324841">
            <text:p>0,2993630573</text:p>
          </table:table-cell>
          <table:table-cell table:number-columns-repeated="8"/>
          <table:table-cell office:value-type="float" office:value="12">
            <text:p>12</text:p>
          </table:table-cell>
          <table:table-cell table:formula="of:=[.C5]/([.C6]*[.$B6])" office:value-type="float" office:value="0.0745614035087719">
            <text:p>0,0745614035</text:p>
          </table:table-cell>
          <table:table-cell table:formula="of:=[.D5]/([.D6]*[.$B6])" office:value-type="float" office:value="0.0748945147679325">
            <text:p>0,0748945148</text:p>
          </table:table-cell>
          <table:table-cell table:formula="of:=[.E5]/([.E6]*[.$B6])" office:value-type="float" office:value="0.0774946921443737">
            <text:p>0,0774946921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f:= ((1/[.$I13]) - (1/[.$B6])) / (1 - (1/[.$B6] ) )" office:value-type="float" office:value="4.05454545454546">
            <text:p>4,0545454545</text:p>
          </table:table-cell>
          <table:table-cell table:formula="of:= ((1/[.J13]) - (1/[.$B6])) / (1 - (1/[.$B6] ) )" office:value-type="float" office:value="3.82644628099174">
            <text:p>3,826446281</text:p>
          </table:table-cell>
          <table:table-cell table:formula="of:= ((1/[.K13]) - (1/[.$B6])) / (1 - (1/[.$B6] ) )" office:value-type="float" office:value="3.5531914893617">
            <text:p>3,5531914894</text:p>
          </table:table-cell>
          <table:table-cell table:number-columns-repeated="2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12"/>
          <table:table-cell>
            <draw:frame table:end-cell-address="Arkusz2.R40" table:end-x="1.589cm" table:end-y="0.266cm" draw:z-index="1" draw:style-name="gr1" draw:text-style-name="P1" svg:width="12.851cm" svg:height="6.539cm" svg:x="0.029cm" svg:y="0.106cm">
              <draw:object draw:notify-on-update-of-ranges="Arkusz2.H25:Arkusz2.H26 Arkusz2.H27:Arkusz2.H30 Arkusz2.I25:Arkusz2.I26 Arkusz2.I27:Arkusz2.I30 Arkusz2.J25:Arkusz2.J26 Arkusz2.J27:Arkusz2.J30 Arkusz2.K25:Arkusz2.K26 Arkusz2.K27:Arkusz2.K3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5"/>
          <table:table-cell/>
          <table:table-cell office:value-type="string">
            <text:p>5*10^8</text:p>
          </table:table-cell>
          <table:table-cell office:value-type="string">
            <text:p>10^9</text:p>
          </table:table-cell>
          <table:table-cell office:value-type="string">
            <text:p>2*10^9</text:p>
          </table:table-cell>
          <table:table-cell>
            <draw:frame table:end-cell-address="Arkusz2.AL46" table:end-x="1.032cm" table:end-y="0.24cm" draw:z-index="3" draw:style-name="gr1" draw:text-style-name="P1" svg:width="10.26cm" svg:height="9.116cm" svg:x="2.062cm" svg:y="0.054cm">
              <draw:object draw:notify-on-update-of-ranges="Arkusz2.AC25:Arkusz2.AC25 Arkusz2.AC26:Arkusz2.AC29 Arkusz2.AD25:Arkusz2.AD25 Arkusz2.AD26:Arkusz2.AD29 Arkusz2.AE25:Arkusz2.AE25 Arkusz2.AE26:Arkusz2.AE29 Arkusz2.AF25:Arkusz2.AF25 Arkusz2.AF26:Arkusz2.AF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8"/>
          <table:table-cell office:value-type="string">
            <text:p>5*10^8</text:p>
          </table:table-cell>
          <table:table-cell office:value-type="string">
            <text:p>10^9</text:p>
          </table:table-cell>
          <table:table-cell office:value-type="string">
            <text:p>2*10^9</text:p>
          </table:table-cell>
          <table:table-cell table:number-columns-repeated="8"/>
          <table:table-cell/>
          <table:table-cell office:value-type="string">
            <text:p>5*10^8</text:p>
          </table:table-cell>
          <table:table-cell office:value-type="string">
            <text:p>10^9</text:p>
          </table:table-cell>
          <table:table-cell office:value-type="string">
            <text:p>2*10^9</text:p>
          </table:table-cell>
          <table:table-cell>
            <draw:frame table:end-cell-address="Arkusz2.AC39" table:end-x="1.339cm" table:end-y="0.026cm" draw:z-index="2" draw:style-name="gr1" draw:text-style-name="P1" svg:width="11.346cm" svg:height="5.528cm" svg:x="1.284cm" svg:y="0.027cm">
              <draw:object draw:notify-on-update-of-ranges="Arkusz2.T26:Arkusz2.T26 Arkusz2.T27:Arkusz2.T30 Arkusz2.U26:Arkusz2.U26 Arkusz2.U27:Arkusz2.U30 Arkusz2.V26:Arkusz2.V26 Arkusz2.V27:Arkusz2.V30 Arkusz2.W26:Arkusz2.W26 Arkusz2.W27:Arkusz2.W3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 office:value-type="float" office:value="3">
            <text:p>3</text:p>
          </table:table-cell>
          <table:table-cell table:formula="of:=((1/[.I27]) - (1/[.$H27])) / (1 - (1/[.$H27] ) )" office:value-type="float" office:value="0.8125">
            <text:p>0,8125</text:p>
          </table:table-cell>
          <table:table-cell table:formula="of:=((1/[.J27]) - (1/[.$H27])) / (1 - (1/[.$H27] ) )" office:value-type="float" office:value="0.8125">
            <text:p>0,8125</text:p>
          </table:table-cell>
          <table:table-cell table:formula="of:=((1/[.K27]) - (1/[.$H27])) / (1 - (1/[.$H27] ) )" office:value-type="float" office:value="0.85">
            <text:p>0,85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Arkusz2.H42" table:end-x="0.809cm" table:end-y="0.028cm" draw:z-index="0" draw:style-name="gr1" draw:text-style-name="P1" svg:width="12.099cm" svg:height="6.299cm" svg:x="0cm" svg:y="0.108cm">
              <draw:object draw:notify-on-update-of-ranges="Arkusz2.F1:Arkusz2.F1 Arkusz2.F2:Arkusz2.F6 Arkusz2.G1:Arkusz2.G1 Arkusz2.G2:Arkusz2.G6 Arkusz2.H1:Arkusz2.H1 Arkusz2.H2:Arkusz2.H6 Arkusz2.I1:Arkusz2.I1 Arkusz2.I2:Arkusz2.I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office:value-type="float" office:value="3">
            <text:p>3</text:p>
          </table:table-cell>
          <table:table-cell table:formula="of:=[.G$2]/[.G3]" office:value-type="float" office:value="1.14285714285714">
            <text:p>1,1428571429</text:p>
          </table:table-cell>
          <table:table-cell table:formula="of:=[.H$2]/[.H3]" office:value-type="float" office:value="1.14285714285714">
            <text:p>1,1428571429</text:p>
          </table:table-cell>
          <table:table-cell table:formula="of:=[.I$2]/[.I3]" office:value-type="float" office:value="1.11111111111111">
            <text:p>1,1111111111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[.G2]/([.G3]*[.$F3])" office:value-type="float" office:value="0.380952380952381">
            <text:p>0,380952381</text:p>
          </table:table-cell>
          <table:table-cell table:formula="of:=[.H2]/([.H3]*[.$F3])" office:value-type="float" office:value="0.380952380952381">
            <text:p>0,380952381</text:p>
          </table:table-cell>
          <table:table-cell table:formula="of:=[.I2]/([.I3]*[.$F3])" office:value-type="float" office:value="0.37037037037037">
            <text:p>0,3703703704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((1/[.I28]) - (1/[.$H28])) / (1 - (1/[.$H28] ) )" office:value-type="float" office:value="0.775">
            <text:p>0,775</text:p>
          </table:table-cell>
          <table:table-cell table:formula="of:=((1/[.J28]) - (1/[.$H28])) / (1 - (1/[.$H28] ) )" office:value-type="float" office:value="0.8125">
            <text:p>0,8125</text:p>
          </table:table-cell>
          <table:table-cell table:formula="of:=((1/[.K28]) - (1/[.$H28])) / (1 - (1/[.$H28] ) )" office:value-type="float" office:value="0.85">
            <text:p>0,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formula="of:=[.G$2]/[.G4]" office:value-type="float" office:value="1.23076923076923">
            <text:p>1,2307692308</text:p>
          </table:table-cell>
          <table:table-cell table:formula="of:=[.H$2]/[.H4]" office:value-type="float" office:value="1.18518518518519">
            <text:p>1,1851851852</text:p>
          </table:table-cell>
          <table:table-cell table:formula="of:=[.I$2]/[.I4]" office:value-type="float" office:value="1.14285714285714">
            <text:p>1,1428571429</text:p>
          </table:table-cell>
          <table:table-cell table:number-columns-repeated="8"/>
          <table:table-cell office:value-type="float" office:value="6">
            <text:p>6</text:p>
          </table:table-cell>
          <table:table-cell table:formula="of:=[.G3]/([.G4]*[.$F4])" office:value-type="float" office:value="0.179487179487179">
            <text:p>0,1794871795</text:p>
          </table:table-cell>
          <table:table-cell table:formula="of:=[.H3]/([.H4]*[.$F4])" office:value-type="float" office:value="0.17283950617284">
            <text:p>0,1728395062</text:p>
          </table:table-cell>
          <table:table-cell table:formula="of:=[.I3]/([.I4]*[.$F4])" office:value-type="float" office:value="0.171428571428571">
            <text:p>0,1714285714</text:p>
          </table:table-cell>
          <table:table-cell table:number-columns-repeated="5"/>
          <table:table-cell office:value-type="float" office:value="9">
            <text:p>9</text:p>
          </table:table-cell>
          <table:table-cell table:formula="of:=((1/[.I29]) - (1/[.$H29])) / (1 - (1/[.$H29] ) )" office:value-type="float" office:value="0.7890625">
            <text:p>0,7890625</text:p>
          </table:table-cell>
          <table:table-cell table:formula="of:=((1/[.J29]) - (1/[.$H29])) / (1 - (1/[.$H29] ) )" office:value-type="float" office:value="0.7890625">
            <text:p>0,7890625</text:p>
          </table:table-cell>
          <table:table-cell table:formula="of:=((1/[.K29]) - (1/[.$H29])) / (1 - (1/[.$H29] ) )" office:value-type="float" office:value="0.859375">
            <text:p>0,8593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formula="of:=[.G$2]/[.G5]" office:value-type="float" office:value="1.23076923076923">
            <text:p>1,2307692308</text:p>
          </table:table-cell>
          <table:table-cell table:formula="of:=[.H$2]/[.H5]" office:value-type="float" office:value="1.23076923076923">
            <text:p>1,2307692308</text:p>
          </table:table-cell>
          <table:table-cell table:formula="of:=[.I$2]/[.I5]" office:value-type="float" office:value="1.14285714285714">
            <text:p>1,1428571429</text:p>
          </table:table-cell>
          <table:table-cell table:number-columns-repeated="8"/>
          <table:table-cell office:value-type="float" office:value="9">
            <text:p>9</text:p>
          </table:table-cell>
          <table:table-cell table:formula="of:=[.G4]/([.G5]*[.$F5])" office:value-type="float" office:value="0.111111111111111">
            <text:p>0,1111111111</text:p>
          </table:table-cell>
          <table:table-cell table:formula="of:=[.H4]/([.H5]*[.$F5])" office:value-type="float" office:value="0.115384615384615">
            <text:p>0,1153846154</text:p>
          </table:table-cell>
          <table:table-cell table:formula="of:=[.I4]/([.I5]*[.$F5])" office:value-type="float" office:value="0.111111111111111">
            <text:p>0,1111111111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f:=((1/[.I30]) - (1/[.$H30])) / (1 - (1/[.$H30] ) )" office:value-type="float" office:value="0.795454545454545">
            <text:p>0,7954545455</text:p>
          </table:table-cell>
          <table:table-cell table:formula="of:=((1/[.J30]) - (1/[.$H30])) / (1 - (1/[.$H30] ) )" office:value-type="float" office:value="0.795454545454545">
            <text:p>0,7954545455</text:p>
          </table:table-cell>
          <table:table-cell table:formula="of:=((1/[.K30]) - (1/[.$H30])) / (1 - (1/[.$H30] ) )" office:value-type="float" office:value="0.85">
            <text:p>0,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formula="of:=[.G$2]/[.G6]" office:value-type="float" office:value="1.23076923076923">
            <text:p>1,2307692308</text:p>
          </table:table-cell>
          <table:table-cell table:formula="of:=[.H$2]/[.H6]" office:value-type="float" office:value="1.23076923076923">
            <text:p>1,2307692308</text:p>
          </table:table-cell>
          <table:table-cell table:formula="of:=[.I$2]/[.I6]" office:value-type="float" office:value="1.15942028985507">
            <text:p>1,1594202899</text:p>
          </table:table-cell>
          <table:table-cell table:number-columns-repeated="8"/>
          <table:table-cell office:value-type="float" office:value="12">
            <text:p>12</text:p>
          </table:table-cell>
          <table:table-cell table:formula="of:=[.G5]/([.G6]*[.$F6])" office:value-type="float" office:value="0.0833333333333333">
            <text:p>0,0833333333</text:p>
          </table:table-cell>
          <table:table-cell table:formula="of:=[.H5]/([.H6]*[.$F6])" office:value-type="float" office:value="0.0833333333333333">
            <text:p>0,0833333333</text:p>
          </table:table-cell>
          <table:table-cell table:formula="of:=[.I5]/([.I6]*[.$F6])" office:value-type="float" office:value="0.0845410628019324">
            <text:p>0,0845410628</text:p>
          </table:table-cell>
          <table:table-cell table:number-columns-repeated="11"/>
        </table:table-row>
        <table:table-row table:style-name="ro1" table:number-rows-repeated="15">
          <table:table-cell table:number-columns-repeated="34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[.$K2]/[.K3]" office:value-type="float" office:value="0">
            <text:p>#DZIEL/0!</text:p>
          </table:table-cell>
          <table:table-cell table:formula="of:=[.$K2]/[.L3]" office:value-type="float" office:value="0">
            <text:p>#DZIEL/0!</text:p>
          </table:table-cell>
          <table:table-cell table:formula="of:=[.$K2]/[.M3]" office:value-type="float" office:value="0">
            <text:p>#DZIEL/0!</text:p>
          </table:table-cell>
          <table:table-cell table:number-columns-repeated="9"/>
          <table:table-cell table:formula="of:=[.K2]/([.K3]*[.$J3])" office:value-type="float" office:value="0">
            <text:p>#DZIEL/0!</text:p>
          </table:table-cell>
          <table:table-cell table:formula="of:=[.L2]/([.L3]*[.$J3])" office:value-type="float" office:value="0">
            <text:p>#DZIEL/0!</text:p>
          </table:table-cell>
          <table:table-cell table:formula="of:=[.M2]/([.M3]*[.$J3])" office:value-type="float" office:value="0">
            <text:p>#DZIEL/0!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formula="of:=[.$K3]/[.K4]" office:value-type="float" office:value="0">
            <text:p>#DZIEL/0!</text:p>
          </table:table-cell>
          <table:table-cell table:formula="of:=[.$K3]/[.L4]" office:value-type="float" office:value="0">
            <text:p>#DZIEL/0!</text:p>
          </table:table-cell>
          <table:table-cell table:formula="of:=[.$K3]/[.M4]" office:value-type="float" office:value="0">
            <text:p>#DZIEL/0!</text:p>
          </table:table-cell>
          <table:table-cell table:number-columns-repeated="9"/>
          <table:table-cell table:formula="of:=[.K3]/([.K4]*[.$J4])" office:value-type="float" office:value="0">
            <text:p>#DZIEL/0!</text:p>
          </table:table-cell>
          <table:table-cell table:formula="of:=[.L3]/([.L4]*[.$J4])" office:value-type="float" office:value="0">
            <text:p>#DZIEL/0!</text:p>
          </table:table-cell>
          <table:table-cell table:formula="of:=[.M3]/([.M4]*[.$J4])" office:value-type="float" office:value="0">
            <text:p>#DZIEL/0!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formula="of:=[.$K4]/[.K5]" office:value-type="float" office:value="0">
            <text:p>#DZIEL/0!</text:p>
          </table:table-cell>
          <table:table-cell table:formula="of:=[.$K4]/[.L5]" office:value-type="float" office:value="0">
            <text:p>#DZIEL/0!</text:p>
          </table:table-cell>
          <table:table-cell table:formula="of:=[.$K4]/[.M5]" office:value-type="float" office:value="0">
            <text:p>#DZIEL/0!</text:p>
          </table:table-cell>
          <table:table-cell table:number-columns-repeated="9"/>
          <table:table-cell table:formula="of:=[.K4]/([.K5]*[.$J5])" office:value-type="float" office:value="0">
            <text:p>#DZIEL/0!</text:p>
          </table:table-cell>
          <table:table-cell table:formula="of:=[.L4]/([.L5]*[.$J5])" office:value-type="float" office:value="0">
            <text:p>#DZIEL/0!</text:p>
          </table:table-cell>
          <table:table-cell table:formula="of:=[.M4]/([.M5]*[.$J5])" office:value-type="float" office:value="0">
            <text:p>#DZIEL/0!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formula="of:=[.$K5]/[.K6]" office:value-type="float" office:value="0">
            <text:p>#DZIEL/0!</text:p>
          </table:table-cell>
          <table:table-cell table:formula="of:=[.$K5]/[.L6]" office:value-type="float" office:value="0">
            <text:p>#DZIEL/0!</text:p>
          </table:table-cell>
          <table:table-cell table:formula="of:=[.$K5]/[.M6]" office:value-type="float" office:value="0">
            <text:p>#DZIEL/0!</text:p>
          </table:table-cell>
          <table:table-cell table:number-columns-repeated="9"/>
          <table:table-cell table:formula="of:=[.K5]/([.K6]*[.$J6])" office:value-type="float" office:value="0">
            <text:p>#DZIEL/0!</text:p>
          </table:table-cell>
          <table:table-cell table:formula="of:=[.L5]/([.L6]*[.$J6])" office:value-type="float" office:value="0">
            <text:p>#DZIEL/0!</text:p>
          </table:table-cell>
          <table:table-cell table:formula="of:=[.M5]/([.M6]*[.$J6])" office:value-type="float" office:value="0">
            <text:p>#DZIEL/0!</text:p>
          </table:table-cell>
          <table:table-cell table:number-columns-repeated="11"/>
        </table:table-row>
      </table:table>
      <table:table table:name="Arkusz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12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table:number-columns-spanned="5" table:number-rows-spanned="1">
            <text:p>5*10^6</text:p>
          </table:table-cell>
          <table:covered-table-cell table:number-columns-repeated="3" table:style-name="ce5"/>
          <table:covered-table-cell table:style-name="ce7"/>
          <table:table-cell table:style-name="ce11" office:value-type="string" table:number-columns-spanned="5" table:number-rows-spanned="1">
            <text:p>10^7</text:p>
          </table:table-cell>
          <table:covered-table-cell table:number-columns-repeated="4" table:style-name="ce13"/>
          <table:table-cell table:style-name="ce14" office:value-type="string" table:number-columns-spanned="5" table:number-rows-spanned="1">
            <text:p>2*10^7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style-name="ce9"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61">
            <text:p>161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4">
            <text:p>34</text:p>
          </table:table-cell>
          <table:table-cell table:style-name="ce10"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57">
            <text:p>15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number-columns-repeated="3" table:style-name="ce4" office:value-type="float" office:value="13">
            <text:p>13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8">
            <text:p>28</text:p>
          </table:table-cell>
          <table:table-cell table:number-columns-repeated="2" table:style-name="ce4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7">
            <text:p>27</text:p>
          </table:table-cell>
          <table:table-cell table:number-columns-repeated="2" table:style-name="Default"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.05.2015</text:date>, <text:time>10:30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8:15:07</meta:creation-date>
    <dc:date>2015-05-04T10:30:31</dc:date>
    <meta:editing-duration>PT47M</meta:editing-duration>
    <meta:editing-cycles>2</meta:editing-cycles>
    <meta:generator>OpenOffice/4.1.1$Unix OpenOffice.org_project/411m6$Build-9775</meta:generator>
    <meta:document-statistic meta:table-count="3" meta:cell-count="29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46cm" svg:height="6.699cm" xlink:href=".." xlink:type="simple" chart:class="chart:line" chart:style-name="ch1">
        <chart:title svg:x="2.707cm" svg:y="0.269cm" chart:style-name="ch2">
          <text:p>Czas wykonania buket_sort</text:p>
        </chart:title>
        <chart:legend chart:legend-position="end" svg:x="8.497cm" svg:y="2.552cm" style:legend-expansion="high" chart:style-name="ch3"/>
        <chart:plot-area chart:style-name="ch4" table:cell-range-address="Arkusz2.B1:Arkusz2.E6" chart:data-source-has-labels="both" svg:x="1.227cm" svg:y="1.447cm" svg:width="6.838cm" svg:height="4.138cm">
          <chartooo:coordinate-region svg:x="2.034cm" svg:y="1.646cm" svg:width="5.844cm" svg:height="3.292cm"/>
          <chart:axis chart:dimension="x" chart:name="primary-x" chart:style-name="ch5" chartooo:axis-type="auto">
            <chartooo:date-scale/>
            <chart:title svg:x="3.57cm" svg:y="5.718cm" chart:style-name="ch6">
              <text:p>liczba wątkóœ</text:p>
            </chart:title>
            <chart:categories table:cell-range-address="Arkusz2.B2:Arkusz2.B6"/>
          </chart:axis>
          <chart:axis chart:dimension="y" chart:name="primary-y" chart:style-name="ch5">
            <chart:title svg:x="0.451cm" svg:y="4.116cm" chart:style-name="ch7">
              <text:p>czas [s]</text:p>
            </chart:title>
            <chart:grid chart:style-name="ch8" chart:class="major"/>
          </chart:axis>
          <chart:series chart:style-name="ch9" chart:values-cell-range-address="Arkusz2.C2:Arkusz2.C6" chart:label-cell-address="Arkusz2.C1:Arkusz2.C1" chart:class="chart:line">
            <chart:data-point chart:repeated="5"/>
          </chart:series>
          <chart:series chart:style-name="ch10" chart:values-cell-range-address="Arkusz2.D2:Arkusz2.D6" chart:label-cell-address="Arkusz2.D1:Arkusz2.D1" chart:class="chart:line">
            <chart:data-point chart:repeated="5"/>
          </chart:series>
          <chart:series chart:style-name="ch11" chart:values-cell-range-address="Arkusz2.E2:Arkusz2.E6" chart:label-cell-address="Arkusz2.E1:Arkusz2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6</text:p>
                <draw:g>
                  <svg:desc>Arkusz2.C1:Arkusz2.C1</svg:desc>
                </draw:g>
              </table:table-cell>
              <table:table-cell office:value-type="string">
                <text:p>10^7</text:p>
                <draw:g>
                  <svg:desc>Arkusz2.D1:Arkusz2.D1</svg:desc>
                </draw:g>
              </table:table-cell>
              <table:table-cell office:value-type="string">
                <text:p>2*10^7</text:p>
                <draw:g>
                  <svg:desc>Arkusz2.E1:Arkusz2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2.B2:Arkusz2.B6</svg:desc>
                </draw:g>
              </table:table-cell>
              <table:table-cell office:value-type="float" office:value="10">
                <text:p>10</text:p>
                <draw:g>
                  <svg:desc>Arkusz2.C2:Arkusz2.C6</svg:desc>
                </draw:g>
              </table:table-cell>
              <table:table-cell office:value-type="float" office:value="22">
                <text:p>22</text:p>
                <draw:g>
                  <svg:desc>Arkusz2.D2:Arkusz2.D6</svg:desc>
                </draw:g>
              </table:table-cell>
              <table:table-cell office:value-type="float" office:value="47">
                <text:p>47</text:p>
                <draw:g>
                  <svg:desc>Arkusz2.E2:Arkusz2.E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5cm" svg:height="6.486cm" xlink:href=".." xlink:type="simple" chart:class="chart:line" chart:style-name="ch1">
        <chart:title svg:x="4.982cm" svg:y="0.265cm" chart:style-name="ch2">
          <text:p>Speedup</text:p>
        </chart:title>
        <chart:subtitle svg:x="4.995cm" svg:y="1.173cm" chart:style-name="ch3">
          <text:p>slowdown</text:p>
        </chart:subtitle>
        <chart:legend chart:legend-position="end" svg:x="9.501cm" svg:y="2.446cm" style:legend-expansion="high" chart:style-name="ch4"/>
        <chart:plot-area chart:style-name="ch5" table:cell-range-address="Arkusz2.H9:Arkusz2.K13" chart:data-source-has-labels="both" svg:x="1.248cm" svg:y="2.114cm" svg:width="7.779cm" svg:height="3.262cm">
          <chartooo:coordinate-region svg:x="1.975cm" svg:y="2.313cm" svg:width="6.865cm" svg:height="2.416cm"/>
          <chart:axis chart:dimension="x" chart:name="primary-x" chart:style-name="ch6" chartooo:axis-type="auto">
            <chartooo:date-scale/>
            <chart:title svg:x="4.035cm" svg:y="5.505cm" chart:style-name="ch7">
              <text:p>Liczba wątków</text:p>
            </chart:title>
            <chart:categories table:cell-range-address="Arkusz2.H10:Arkusz2.H13"/>
          </chart:axis>
          <chart:axis chart:dimension="y" chart:name="primary-y" chart:style-name="ch6">
            <chart:title svg:x="0.451cm" svg:y="4.239cm" chart:style-name="ch8">
              <text:p>S(n,p)</text:p>
            </chart:title>
            <chart:grid chart:style-name="ch9" chart:class="major"/>
          </chart:axis>
          <chart:series chart:style-name="ch10" chart:values-cell-range-address="Arkusz2.I10:Arkusz2.I13" chart:label-cell-address="Arkusz2.I9:Arkusz2.I9" chart:class="chart:line">
            <chart:data-point chart:repeated="4"/>
          </chart:series>
          <chart:series chart:style-name="ch11" chart:values-cell-range-address="Arkusz2.J10:Arkusz2.J13" chart:label-cell-address="Arkusz2.J9:Arkusz2.J9" chart:class="chart:line">
            <chart:data-point chart:repeated="4"/>
          </chart:series>
          <chart:series chart:style-name="ch12" chart:values-cell-range-address="Arkusz2.K10:Arkusz2.K13" chart:label-cell-address="Arkusz2.K9:Arkusz2.K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6</text:p>
                <draw:g>
                  <svg:desc>Arkusz2.I9:Arkusz2.I9</svg:desc>
                </draw:g>
              </table:table-cell>
              <table:table-cell office:value-type="string">
                <text:p>10^7</text:p>
                <draw:g>
                  <svg:desc>Arkusz2.J9:Arkusz2.J9</svg:desc>
                </draw:g>
              </table:table-cell>
              <table:table-cell office:value-type="string">
                <text:p>2*10^7</text:p>
                <draw:g>
                  <svg:desc>Arkusz2.K9:Arkusz2.K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Arkusz2.H10:Arkusz2.H13</svg:desc>
                </draw:g>
              </table:table-cell>
              <table:table-cell office:value-type="float" office:value="0.476190476190476">
                <text:p>0.476190476190476</text:p>
                <draw:g>
                  <svg:desc>Arkusz2.I10:Arkusz2.I13</svg:desc>
                </draw:g>
              </table:table-cell>
              <table:table-cell office:value-type="float" office:value="0.5">
                <text:p>0.5</text:p>
                <draw:g>
                  <svg:desc>Arkusz2.J10:Arkusz2.J13</svg:desc>
                </draw:g>
              </table:table-cell>
              <table:table-cell office:value-type="float" office:value="0.534090909090909">
                <text:p>0.534090909090909</text:p>
                <draw:g>
                  <svg:desc>Arkusz2.K10:Arkusz2.K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373015873015873">
                <text:p>0.3730158730158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309859154929577">
                <text:p>0.309859154929577</text:p>
              </table:table-cell>
              <table:table-cell office:value-type="float" office:value="0.321917808219178">
                <text:p>0.3219178082191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78481012658228">
                <text:p>0.278481012658228</text:p>
              </table:table-cell>
              <table:table-cell office:value-type="float" office:value="0.299363057324841">
                <text:p>0.299363057324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51cm" svg:height="5.636cm" xlink:href=".." xlink:type="simple" chart:class="chart:line" chart:style-name="ch1">
        <chart:title svg:x="4.316cm" svg:y="0.248cm" chart:style-name="ch2">
          <text:p>Efficency</text:p>
        </chart:title>
        <chart:legend chart:legend-position="end" svg:x="8.302cm" svg:y="2.021cm" style:legend-expansion="high" chart:style-name="ch3"/>
        <chart:plot-area chart:style-name="ch4" table:cell-range-address="Arkusz2.T9:Arkusz2.W13" chart:data-source-has-labels="both" svg:x="1.224cm" svg:y="1.363cm" svg:width="6.652cm" svg:height="3.18cm">
          <chartooo:coordinate-region svg:x="2.136cm" svg:y="1.562cm" svg:width="5.553cm" svg:height="2.334cm"/>
          <chart:axis chart:dimension="x" chart:name="primary-x" chart:style-name="ch5" chartooo:axis-type="auto">
            <chartooo:date-scale/>
            <chart:title svg:x="3.501cm" svg:y="4.655cm" chart:style-name="ch6">
              <text:p>liczba wątków</text:p>
            </chart:title>
            <chart:categories table:cell-range-address="Arkusz2.T10:Arkusz2.T13"/>
          </chart:axis>
          <chart:axis chart:dimension="y" chart:name="primary-y" chart:style-name="ch5">
            <chart:title svg:x="0.451cm" svg:y="3.447cm" chart:style-name="ch7">
              <text:p>E(n,p)</text:p>
            </chart:title>
            <chart:grid chart:style-name="ch8" chart:class="major"/>
          </chart:axis>
          <chart:series chart:style-name="ch9" chart:values-cell-range-address="Arkusz2.U10:Arkusz2.U13" chart:label-cell-address="Arkusz2.U9:Arkusz2.U9" chart:class="chart:line">
            <chart:data-point chart:repeated="4"/>
          </chart:series>
          <chart:series chart:style-name="ch10" chart:values-cell-range-address="Arkusz2.V10:Arkusz2.V13" chart:label-cell-address="Arkusz2.V9:Arkusz2.V9" chart:class="chart:line">
            <chart:data-point chart:repeated="4"/>
          </chart:series>
          <chart:series chart:style-name="ch11" chart:values-cell-range-address="Arkusz2.W10:Arkusz2.W13" chart:label-cell-address="Arkusz2.W9:Arkusz2.W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6</text:p>
                <draw:g>
                  <svg:desc>Arkusz2.U9:Arkusz2.U9</svg:desc>
                </draw:g>
              </table:table-cell>
              <table:table-cell office:value-type="string">
                <text:p>10^7</text:p>
                <draw:g>
                  <svg:desc>Arkusz2.V9:Arkusz2.V9</svg:desc>
                </draw:g>
              </table:table-cell>
              <table:table-cell office:value-type="string">
                <text:p>2*10^7</text:p>
                <draw:g>
                  <svg:desc>Arkusz2.W9:Arkusz2.W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Arkusz2.T10:Arkusz2.T13</svg:desc>
                </draw:g>
              </table:table-cell>
              <table:table-cell office:value-type="float" office:value="0.158730158730159">
                <text:p>0.158730158730159</text:p>
                <draw:g>
                  <svg:desc>Arkusz2.U10:Arkusz2.U13</svg:desc>
                </draw:g>
              </table:table-cell>
              <table:table-cell office:value-type="float" office:value="0.166666666666667">
                <text:p>0.166666666666667</text:p>
                <draw:g>
                  <svg:desc>Arkusz2.V10:Arkusz2.V13</svg:desc>
                </draw:g>
              </table:table-cell>
              <table:table-cell office:value-type="float" office:value="0.178030303030303">
                <text:p>0.178030303030303</text:p>
                <draw:g>
                  <svg:desc>Arkusz2.W10:Arkusz2.W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8279569892473">
                <text:p>0.118279569892473</text:p>
              </table:table-cell>
              <table:table-cell office:value-type="float" office:value="0.116402116402116">
                <text:p>0.1164021164021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0970266040688576">
                <text:p>0.0970266040688576</text:p>
              </table:table-cell>
              <table:table-cell office:value-type="float" office:value="0.0958904109589041">
                <text:p>0.09589041095890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45614035087719">
                <text:p>0.0745614035087719</text:p>
              </table:table-cell>
              <table:table-cell office:value-type="float" office:value="0.0748945147679325">
                <text:p>0.0748945147679325</text:p>
              </table:table-cell>
              <table:table-cell office:value-type="float" office:value="0.0774946921443737">
                <text:p>0.0774946921443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448cm" svg:height="7.735cm" xlink:href=".." xlink:type="simple" chart:class="chart:line" chart:style-name="ch1">
        <chart:title svg:x="2.196cm" svg:y="0.29cm" chart:style-name="ch2">
          <text:p>Czesc Sekwnecyjna</text:p>
        </chart:title>
        <chart:legend chart:legend-position="end" svg:x="6.099cm" svg:y="3.07cm" style:legend-expansion="high" chart:style-name="ch3"/>
        <chart:plot-area chart:style-name="ch4" table:cell-range-address="Arkusz2.AC9:Arkusz2.AF13" chart:data-source-has-labels="both" svg:x="1.179cm" svg:y="1.531cm" svg:width="4.584cm" svg:height="5.069cm">
          <chartooo:coordinate-region svg:x="1.906cm" svg:y="1.73cm" svg:width="3.67cm" svg:height="4.223cm"/>
          <chart:axis chart:dimension="x" chart:name="primary-x" chart:style-name="ch5" chartooo:axis-type="auto">
            <chartooo:date-scale/>
            <chart:title svg:x="2.369cm" svg:y="6.754cm" chart:style-name="ch6">
              <text:p>Liczba wątków</text:p>
            </chart:title>
            <chart:categories table:cell-range-address="Arkusz2.AC10:Arkusz2.AC13"/>
          </chart:axis>
          <chart:axis chart:dimension="y" chart:name="primary-y" chart:style-name="ch5">
            <chart:title svg:x="0.451cm" svg:y="5.114cm" chart:style-name="ch7">
              <text:p>Serial fraction</text:p>
            </chart:title>
            <chart:grid chart:style-name="ch8" chart:class="major"/>
          </chart:axis>
          <chart:series chart:style-name="ch9" chart:values-cell-range-address="Arkusz2.AD10:Arkusz2.AD13" chart:label-cell-address="Arkusz2.AD9:Arkusz2.AD9" chart:class="chart:line">
            <chart:data-point chart:repeated="4"/>
          </chart:series>
          <chart:series chart:style-name="ch10" chart:values-cell-range-address="Arkusz2.AE10:Arkusz2.AE13" chart:label-cell-address="Arkusz2.AE9:Arkusz2.AE9" chart:class="chart:line">
            <chart:data-point chart:repeated="4"/>
          </chart:series>
          <chart:series chart:style-name="ch11" chart:values-cell-range-address="Arkusz2.AF10:Arkusz2.AF13" chart:label-cell-address="Arkusz2.AF9:Arkusz2.AF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6</text:p>
                <draw:g>
                  <svg:desc>Arkusz2.AD9:Arkusz2.AD9</svg:desc>
                </draw:g>
              </table:table-cell>
              <table:table-cell office:value-type="string">
                <text:p>10^7</text:p>
                <draw:g>
                  <svg:desc>Arkusz2.AE9:Arkusz2.AE9</svg:desc>
                </draw:g>
              </table:table-cell>
              <table:table-cell office:value-type="string">
                <text:p>2*10^7</text:p>
                <draw:g>
                  <svg:desc>Arkusz2.AF9:Arkusz2.AF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Arkusz2.AC10:Arkusz2.AC13</svg:desc>
                </draw:g>
              </table:table-cell>
              <table:table-cell office:value-type="float" office:value="2.65">
                <text:p>2.65</text:p>
                <draw:g>
                  <svg:desc>Arkusz2.AD10:Arkusz2.AD13</svg:desc>
                </draw:g>
              </table:table-cell>
              <table:table-cell office:value-type="float" office:value="2.5">
                <text:p>2.5</text:p>
                <draw:g>
                  <svg:desc>Arkusz2.AE10:Arkusz2.AE13</svg:desc>
                </draw:g>
              </table:table-cell>
              <table:table-cell office:value-type="float" office:value="2.30851063829787">
                <text:p>2.30851063829787</text:p>
                <draw:g>
                  <svg:desc>Arkusz2.AF10:Arkusz2.AF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4">
                <text:p>3.4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3.01702127659574">
                <text:p>3.017021276595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7">
                <text:p>3.7</text:p>
              </table:table-cell>
              <table:table-cell office:value-type="float" office:value="3.50568181818182">
                <text:p>3.50568181818182</text:p>
              </table:table-cell>
              <table:table-cell office:value-type="float" office:value="3.36968085106383">
                <text:p>3.369680851063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05454545454546">
                <text:p>4.05454545454546</text:p>
              </table:table-cell>
              <table:table-cell office:value-type="float" office:value="3.82644628099174">
                <text:p>3.82644628099174</text:p>
              </table:table-cell>
              <table:table-cell office:value-type="float" office:value="3.5531914893617">
                <text:p>3.5531914893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cm" svg:height="6.3cm" xlink:href=".." xlink:type="simple" chart:class="chart:line" chart:style-name="ch1">
        <chart:title svg:x="3.096cm" svg:y="0.262cm" chart:style-name="ch2">
          <text:p>Czas wykonania bucket_sort2</text:p>
        </chart:title>
        <chart:legend chart:legend-position="end" svg:x="9.751cm" svg:y="2.353cm" style:legend-expansion="high" chart:style-name="ch3"/>
        <chart:plot-area chart:style-name="ch4" table:cell-range-address="Arkusz2.F1:Arkusz2.I6" chart:data-source-has-labels="both" svg:x="1.253cm" svg:y="1.419cm" svg:width="8.014cm" svg:height="3.774cm">
          <chartooo:coordinate-region svg:x="2.06cm" svg:y="1.618cm" svg:width="7.02cm" svg:height="2.928cm"/>
          <chart:axis chart:dimension="x" chart:name="primary-x" chart:style-name="ch5" chartooo:axis-type="auto">
            <chartooo:date-scale/>
            <chart:title svg:x="4.158cm" svg:y="5.319cm" chart:style-name="ch6">
              <text:p>Liczba wątków</text:p>
            </chart:title>
            <chart:categories table:cell-range-address="Arkusz2.F2:Arkusz2.F6"/>
          </chart:axis>
          <chart:axis chart:dimension="y" chart:name="primary-y" chart:style-name="ch5">
            <chart:title svg:x="0.451cm" svg:y="4.752cm" chart:style-name="ch7">
              <text:p>Czas wykonania [s]</text:p>
            </chart:title>
            <chart:grid chart:style-name="ch8" chart:class="major"/>
          </chart:axis>
          <chart:series chart:style-name="ch9" chart:values-cell-range-address="Arkusz2.G2:Arkusz2.G6" chart:label-cell-address="Arkusz2.G1:Arkusz2.G1" chart:class="chart:line">
            <chart:data-point chart:repeated="5"/>
          </chart:series>
          <chart:series chart:style-name="ch10" chart:values-cell-range-address="Arkusz2.H2:Arkusz2.H6" chart:label-cell-address="Arkusz2.H1:Arkusz2.H1" chart:class="chart:line">
            <chart:data-point chart:repeated="5"/>
          </chart:series>
          <chart:series chart:style-name="ch11" chart:values-cell-range-address="Arkusz2.I2:Arkusz2.I6" chart:label-cell-address="Arkusz2.I1:Arkusz2.I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8</text:p>
                <draw:g>
                  <svg:desc>Arkusz2.G1:Arkusz2.G1</svg:desc>
                </draw:g>
              </table:table-cell>
              <table:table-cell office:value-type="string">
                <text:p>10^9</text:p>
                <draw:g>
                  <svg:desc>Arkusz2.H1:Arkusz2.H1</svg:desc>
                </draw:g>
              </table:table-cell>
              <table:table-cell office:value-type="string">
                <text:p>2*10^9</text:p>
                <draw:g>
                  <svg:desc>Arkusz2.I1:Arkusz2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2.F2:Arkusz2.F6</svg:desc>
                </draw:g>
              </table:table-cell>
              <table:table-cell office:value-type="float" office:value="16">
                <text:p>16</text:p>
                <draw:g>
                  <svg:desc>Arkusz2.G2:Arkusz2.G6</svg:desc>
                </draw:g>
              </table:table-cell>
              <table:table-cell office:value-type="float" office:value="32">
                <text:p>32</text:p>
                <draw:g>
                  <svg:desc>Arkusz2.H2:Arkusz2.H6</svg:desc>
                </draw:g>
              </table:table-cell>
              <table:table-cell office:value-type="float" office:value="80">
                <text:p>80</text:p>
                <draw:g>
                  <svg:desc>Arkusz2.I2:Arkusz2.I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52cm" svg:height="6.54cm" xlink:href=".." xlink:type="simple" chart:class="chart:line" chart:style-name="ch1">
        <chart:title svg:x="5.483cm" svg:y="0.266cm" chart:style-name="ch2">
          <text:p>Speedup</text:p>
        </chart:title>
        <chart:legend chart:legend-position="end" svg:x="10.397cm" svg:y="2.473cm" style:legend-expansion="high" chart:style-name="ch3"/>
        <chart:plot-area chart:style-name="ch4" table:cell-range-address="Arkusz2.H25:Arkusz2.K30" chart:data-source-has-labels="both" svg:x="1.268cm" svg:y="1.435cm" svg:width="8.615cm" svg:height="3.994cm">
          <chartooo:coordinate-region svg:x="2.18cm" svg:y="1.634cm" svg:width="7.516cm" svg:height="3.148cm"/>
          <chart:axis chart:dimension="x" chart:name="primary-x" chart:style-name="ch5" chartooo:axis-type="auto">
            <chartooo:date-scale/>
            <chart:title svg:x="4.473cm" svg:y="5.559cm" chart:style-name="ch6">
              <text:p>Liczba wątków</text:p>
            </chart:title>
            <chart:categories table:cell-range-address="Arkusz2.H27:Arkusz2.H30"/>
          </chart:axis>
          <chart:axis chart:dimension="y" chart:name="primary-y" chart:style-name="ch5">
            <chart:title svg:x="0.451cm" svg:y="3.926cm" chart:style-name="ch7">
              <text:p>S(n,p)</text:p>
            </chart:title>
            <chart:grid chart:style-name="ch8" chart:class="major"/>
          </chart:axis>
          <chart:series chart:style-name="ch9" chart:values-cell-range-address="Arkusz2.I27:Arkusz2.I30" chart:label-cell-address="Arkusz2.I25:Arkusz2.I26" chart:class="chart:line">
            <chart:data-point chart:repeated="4"/>
          </chart:series>
          <chart:series chart:style-name="ch10" chart:values-cell-range-address="Arkusz2.J27:Arkusz2.J30" chart:label-cell-address="Arkusz2.J25:Arkusz2.J26" chart:class="chart:line">
            <chart:data-point chart:repeated="4"/>
          </chart:series>
          <chart:series chart:style-name="ch11" chart:values-cell-range-address="Arkusz2.K27:Arkusz2.K30" chart:label-cell-address="Arkusz2.K25:Arkusz2.K2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8</text:p>
                <text:list>
                  <text:list-item>
                    <text:p/>
                  </text:list-item>
                  <text:list-item>
                    <text:p>5*10^8</text:p>
                  </text:list-item>
                </text:list>
                <draw:g>
                  <svg:desc>Arkusz2.I25:Arkusz2.I26</svg:desc>
                </draw:g>
              </table:table-cell>
              <table:table-cell office:value-type="string">
                <text:p>10^9</text:p>
                <text:list>
                  <text:list-item>
                    <text:p/>
                  </text:list-item>
                  <text:list-item>
                    <text:p>10^9</text:p>
                  </text:list-item>
                </text:list>
                <draw:g>
                  <svg:desc>Arkusz2.J25:Arkusz2.J26</svg:desc>
                </draw:g>
              </table:table-cell>
              <table:table-cell office:value-type="string">
                <text:p>2*10^9</text:p>
                <text:list>
                  <text:list-item>
                    <text:p/>
                  </text:list-item>
                  <text:list-item>
                    <text:p>2*10^9</text:p>
                  </text:list-item>
                </text:list>
                <draw:g>
                  <svg:desc>Arkusz2.K25:Arkusz2.K26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Arkusz2.H27:Arkusz2.H30</svg:desc>
                </draw:g>
              </table:table-cell>
              <table:table-cell office:value-type="float" office:value="1.14285714285714">
                <text:p>1.14285714285714</text:p>
                <draw:g>
                  <svg:desc>Arkusz2.I27:Arkusz2.I30</svg:desc>
                </draw:g>
              </table:table-cell>
              <table:table-cell office:value-type="float" office:value="1.14285714285714">
                <text:p>1.14285714285714</text:p>
                <draw:g>
                  <svg:desc>Arkusz2.J27:Arkusz2.J30</svg:desc>
                </draw:g>
              </table:table-cell>
              <table:table-cell office:value-type="float" office:value="1.11111111111111">
                <text:p>1.11111111111111</text:p>
                <draw:g>
                  <svg:desc>Arkusz2.K27:Arkusz2.K30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5942028985507">
                <text:p>1.159420289855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47cm" svg:height="5.529cm" xlink:href=".." xlink:type="simple" chart:class="chart:line" chart:style-name="ch1">
        <chart:title svg:x="4.664cm" svg:y="0.246cm" chart:style-name="ch2">
          <text:p>Efficency</text:p>
        </chart:title>
        <chart:legend chart:legend-position="end" svg:x="8.998cm" svg:y="1.967cm" style:legend-expansion="high" chart:style-name="ch3"/>
        <chart:plot-area chart:style-name="ch4" table:cell-range-address="Arkusz2.T26:Arkusz2.W30" chart:data-source-has-labels="both" svg:x="1.237cm" svg:y="1.355cm" svg:width="7.309cm" svg:height="3.083cm">
          <chartooo:coordinate-region svg:x="1.964cm" svg:y="1.554cm" svg:width="6.395cm" svg:height="2.237cm"/>
          <chart:axis chart:dimension="x" chart:name="primary-x" chart:style-name="ch5" chartooo:axis-type="auto">
            <chartooo:date-scale/>
            <chart:title svg:x="3.789cm" svg:y="4.548cm" chart:style-name="ch6">
              <text:p>Liczba wątków</text:p>
            </chart:title>
            <chart:categories table:cell-range-address="Arkusz2.T27:Arkusz2.T30"/>
          </chart:axis>
          <chart:axis chart:dimension="y" chart:name="primary-y" chart:style-name="ch5">
            <chart:title svg:x="0.451cm" svg:y="3.39cm" chart:style-name="ch7">
              <text:p>E(n,p)</text:p>
            </chart:title>
            <chart:grid chart:style-name="ch8" chart:class="major"/>
          </chart:axis>
          <chart:series chart:style-name="ch9" chart:values-cell-range-address="Arkusz2.U27:Arkusz2.U30" chart:label-cell-address="Arkusz2.U26:Arkusz2.U26" chart:class="chart:line">
            <chart:data-point chart:repeated="4"/>
          </chart:series>
          <chart:series chart:style-name="ch10" chart:values-cell-range-address="Arkusz2.V27:Arkusz2.V30" chart:label-cell-address="Arkusz2.V26:Arkusz2.V26" chart:class="chart:line">
            <chart:data-point chart:repeated="4"/>
          </chart:series>
          <chart:series chart:style-name="ch11" chart:values-cell-range-address="Arkusz2.W27:Arkusz2.W30" chart:label-cell-address="Arkusz2.W26:Arkusz2.W2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8</text:p>
                <draw:g>
                  <svg:desc>Arkusz2.U26:Arkusz2.U26</svg:desc>
                </draw:g>
              </table:table-cell>
              <table:table-cell office:value-type="string">
                <text:p>10^9</text:p>
                <draw:g>
                  <svg:desc>Arkusz2.V26:Arkusz2.V26</svg:desc>
                </draw:g>
              </table:table-cell>
              <table:table-cell office:value-type="string">
                <text:p>2*10^9</text:p>
                <draw:g>
                  <svg:desc>Arkusz2.W26:Arkusz2.W26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Arkusz2.T27:Arkusz2.T30</svg:desc>
                </draw:g>
              </table:table-cell>
              <table:table-cell office:value-type="float" office:value="0.380952380952381">
                <text:p>0.380952380952381</text:p>
                <draw:g>
                  <svg:desc>Arkusz2.U27:Arkusz2.U30</svg:desc>
                </draw:g>
              </table:table-cell>
              <table:table-cell office:value-type="float" office:value="0.380952380952381">
                <text:p>0.380952380952381</text:p>
                <draw:g>
                  <svg:desc>Arkusz2.V27:Arkusz2.V30</svg:desc>
                </draw:g>
              </table:table-cell>
              <table:table-cell office:value-type="float" office:value="0.37037037037037">
                <text:p>0.37037037037037</text:p>
                <draw:g>
                  <svg:desc>Arkusz2.W27:Arkusz2.W30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45410628019324">
                <text:p>0.08454106280193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61cm" svg:height="9.117cm" xlink:href=".." xlink:type="simple" chart:class="chart:line" chart:style-name="ch1">
        <chart:title svg:x="3.142cm" svg:y="0.318cm" chart:style-name="ch2">
          <text:p>Czesc sekwencyjna</text:p>
        </chart:title>
        <chart:legend chart:legend-position="end" svg:x="7.912cm" svg:y="3.761cm" style:legend-expansion="high" chart:style-name="ch3"/>
        <chart:plot-area chart:style-name="ch4" table:cell-range-address="Arkusz2.AC25:Arkusz2.AF29" chart:data-source-has-labels="both" svg:x="1.216cm" svg:y="1.643cm" svg:width="6.286cm" svg:height="6.311cm">
          <chartooo:coordinate-region svg:x="2.128cm" svg:y="1.843cm" svg:width="5.187cm" svg:height="5.465cm"/>
          <chart:axis chart:dimension="x" chart:name="primary-x" chart:style-name="ch5" chartooo:axis-type="auto">
            <chartooo:date-scale/>
            <chart:title svg:x="3.31cm" svg:y="8.136cm" chart:style-name="ch6">
              <text:p>liczba wątków</text:p>
            </chart:title>
            <chart:categories table:cell-range-address="Arkusz2.AC26:Arkusz2.AC29"/>
          </chart:axis>
          <chart:axis chart:dimension="y" chart:name="primary-y" chart:style-name="ch5">
            <chart:title svg:x="0.451cm" svg:y="5.847cm" chart:style-name="ch7">
              <text:p>Serial fraction</text:p>
            </chart:title>
            <chart:grid chart:style-name="ch8" chart:class="major"/>
          </chart:axis>
          <chart:series chart:style-name="ch9" chart:values-cell-range-address="Arkusz2.AD26:Arkusz2.AD29" chart:label-cell-address="Arkusz2.AD25:Arkusz2.AD25" chart:class="chart:line">
            <chart:data-point chart:repeated="4"/>
          </chart:series>
          <chart:series chart:style-name="ch10" chart:values-cell-range-address="Arkusz2.AE26:Arkusz2.AE29" chart:label-cell-address="Arkusz2.AE25:Arkusz2.AE25" chart:class="chart:line">
            <chart:data-point chart:repeated="4"/>
          </chart:series>
          <chart:series chart:style-name="ch11" chart:values-cell-range-address="Arkusz2.AF26:Arkusz2.AF29" chart:label-cell-address="Arkusz2.AF25:Arkusz2.AF2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*10^8</text:p>
                <draw:g>
                  <svg:desc>Arkusz2.AD25:Arkusz2.AD25</svg:desc>
                </draw:g>
              </table:table-cell>
              <table:table-cell office:value-type="string">
                <text:p>10^9</text:p>
                <draw:g>
                  <svg:desc>Arkusz2.AE25:Arkusz2.AE25</svg:desc>
                </draw:g>
              </table:table-cell>
              <table:table-cell office:value-type="string">
                <text:p>2*10^9</text:p>
                <draw:g>
                  <svg:desc>Arkusz2.AF25:Arkusz2.AF2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Arkusz2.AC26:Arkusz2.AC29</svg:desc>
                </draw:g>
              </table:table-cell>
              <table:table-cell office:value-type="float" office:value="0.8125">
                <text:p>0.8125</text:p>
                <draw:g>
                  <svg:desc>Arkusz2.AD26:Arkusz2.AD29</svg:desc>
                </draw:g>
              </table:table-cell>
              <table:table-cell office:value-type="float" office:value="0.8125">
                <text:p>0.8125</text:p>
                <draw:g>
                  <svg:desc>Arkusz2.AE26:Arkusz2.AE29</svg:desc>
                </draw:g>
              </table:table-cell>
              <table:table-cell office:value-type="float" office:value="0.85">
                <text:p>0.85</text:p>
                <draw:g>
                  <svg:desc>Arkusz2.AF26:Arkusz2.AF29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75">
                <text:p>0.775</text:p>
              </table:table-cell>
              <table:table-cell office:value-type="float" office:value="0.8125">
                <text:p>0.812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890625">
                <text:p>0.7890625</text:p>
              </table:table-cell>
              <table:table-cell office:value-type="float" office:value="0.7890625">
                <text:p>0.7890625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